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68253" draw:stroke-linejoin="round" draw:fill="solid" draw:fill-color="#dee6ef" draw:textarea-horizontal-align="justify" draw:textarea-vertical-align="middle" draw:auto-grow-height="false" fo:min-height="12.75cm" fo:min-width="12.5cm" loext:decorative="false"/>
    </style:style>
    <style:style style:name="gr2" style:family="graphic" style:parent-style-name="standard">
      <style:graphic-properties svg:stroke-color="#168253" draw:stroke-linejoin="round" draw:fill="solid" draw:fill-color="#8d281e" draw:textarea-horizontal-align="justify" draw:textarea-vertical-align="middle" draw:auto-grow-height="false" fo:min-height="6.75cm" fo:min-width="6.5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solid" draw:fill-color="#8d281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3cm" svg:height="13cm" svg:x="4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7cm" svg:x="7.25cm" svg:y="1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5cm" svg:stroke-color="#3465a4" draw:marker-start-width="0.95cm" draw:marker-start-center="false" draw:marker-end-width="0.95cm" draw:marker-end-center="false" draw:stroke-linejoin="bevel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09:11:34.272000000</meta:creation-date>
    <dc:date>2025-12-08T12:53:26.158000000</dc:date>
    <meta:editing-duration>PT5H38M35S</meta:editing-duration>
    <meta:editing-cycles>19</meta:editing-cycles>
    <meta:generator>LibreOffice/24.2.4.2$Windows_X86_64 LibreOffice_project/51a6219feb6075d9a4c46691dcfe0cd9c4fff3c2</meta:generator>
    <meta:document-statistic meta:object-count="2"/>
  </office:meta>
</office:document-meta>
</file>